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image/png" manifest:full-path="Pictures/1000020100000138000000D80BDA3376.png"/>
  <manifest:file-entry manifest:media-type="" manifest:full-path="Pictures/2000003F000019F8000016E1F6640E0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4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19cm"/>
    </style:style>
    <style:style style:name="gr13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3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5cm"/>
    </style:style>
    <style:style style:name="gr17" style:family="graphic" style:parent-style-name="standard">
      <style:graphic-properties draw:stroke="none" svg:stroke-width="0.02cm" svg:stroke-color="#008000" draw:marker-start-width="0.33cm" draw:marker-end-width="0.33cm" draw:fill="solid" draw:fill-color="#ffffff" draw:opacity="70%" draw:textarea-horizontal-align="justify" draw:textarea-vertical-align="middle" draw:auto-grow-height="false" fo:padding-top="0.135cm" fo:padding-bottom="0.135cm" fo:padding-left="0.26cm" fo:padding-right="0.26cm" draw:shadow-opacity="70%"/>
    </style:style>
    <style:style style:name="gr18" style:family="graphic" style:parent-style-name="standard">
      <style:graphic-properties svg:stroke-width="0.02cm" svg:stroke-color="#008000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0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4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3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1.3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41cm"/>
    </style:style>
    <style:style style:name="P1" style:family="paragraph">
      <style:text-properties fo:color="#0066cc" fo:font-family="'DejaVu Sans Mono'" style:font-family-generic="modern" style:font-pitch="fixed"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5" style:family="paragraph">
      <style:text-properties fo:color="#c01238" fo:font-family="'DejaVu Sans Mono'" style:font-family-generic="modern" style:font-pitch="fixed" fo:font-size="7pt" fo:font-weight="bold" style:font-size-asian="7pt" style:font-weight-asian="bold" style:font-size-complex="7pt" style:font-weight-complex="bold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0" style:family="paragraph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66cc" fo:font-family="'DejaVu Sans Mono'" style:font-family-generic="modern" style:font-pitch="fixed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c01238" fo:font-family="'DejaVu Sans Mono'" style:font-family-generic="modern" style:font-pitch="fixed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65cm" svg:height="0.809cm" svg:x="5.6cm" svg:y="2.617cm">
          <draw:text-box>
            <text:p><text:span text:style-name="T1">fa0/1</text:span></text:p>
          </draw:text-box>
        </draw:frame>
        <draw:frame draw:style-name="gr2" draw:text-style-name="P2" draw:layer="layout" svg:width="3cm" svg:height="2.644cm" svg:x="10.85cm" svg:y="4.178cm">
          <draw:image xlink:href="Pictures/2000003F000019F8000016E1B25DA732.svm" xlink:type="simple" xlink:show="embed" xlink:actuate="onLoad">
            <text:p/>
          </draw:image>
        </draw:frame>
        <draw:frame draw:style-name="gr2" draw:text-style-name="P2" draw:layer="layout" svg:width="3cm" svg:height="2.643cm" svg:x="16.1cm" svg:y="4.163cm">
          <draw:image xlink:href="Pictures/2000003F000019F8000016E1F6640E0E.svm" xlink:type="simple" xlink:show="embed" xlink:actuate="onLoad">
            <text:p/>
          </draw:image>
        </draw:frame>
        <draw:frame draw:style-name="gr2" draw:text-style-name="P2" draw:layer="layout" svg:width="3cm" svg:height="2.644cm" svg:x="6.537cm" svg:y="2.3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1.865cm" svg:height="0.809cm" svg:x="6.735cm" svg:y="4.554cm">
          <draw:text-box>
            <text:p><text:span text:style-name="T1">fa1/0</text:span></text:p>
          </draw:text-box>
        </draw:frame>
        <draw:frame draw:style-name="gr1" draw:text-style-name="P1" draw:layer="layout" svg:width="1.865cm" svg:height="0.809cm" svg:x="8.611cm" svg:y="4.178cm">
          <draw:text-box>
            <text:p><text:span text:style-name="T1">fa0/0</text:span></text:p>
          </draw:text-box>
        </draw:frame>
        <draw:frame draw:style-name="gr2" draw:text-style-name="P2" draw:layer="layout" svg:width="1.5cm" svg:height="2.074cm" svg:x="1.363cm" svg:y="3.013cm">
          <draw:image xlink:href="Pictures/200000CC00001FF800002C19B9D5C6C1.svm" xlink:type="simple" xlink:show="embed" xlink:actuate="onLoad">
            <text:p/>
          </draw:image>
        </draw:frame>
        <draw:frame draw:style-name="gr3" draw:text-style-name="P2" draw:layer="layout" svg:width="2.25cm" svg:height="0.557cm" svg:x="14.037cm" svg:y="5.492cm">
          <draw:image xlink:href="Pictures/1000020100000138000000D80BDA3376.png" xlink:type="simple" xlink:show="embed" xlink:actuate="onLoad">
            <text:p/>
          </draw:image>
        </draw:frame>
        <draw:frame draw:style-name="gr2" draw:text-style-name="P2" draw:layer="layout" svg:width="2.25cm" svg:height="1.698cm" svg:x="1.175cm" svg:y="6.882cm">
          <draw:image xlink:href="Pictures/20000D4500006E3E000052F86BF85899.svm" xlink:type="simple" xlink:show="embed" xlink:actuate="onLoad">
            <text:p/>
          </draw:image>
        </draw:frame>
        <draw:line draw:style-name="gr4" draw:text-style-name="P2" draw:layer="layout" svg:x1="8.788cm" svg:y1="6.995cm" svg:x2="9.726cm" svg:y2="5.868cm">
          <text:p/>
        </draw:line>
        <draw:frame draw:style-name="gr3" draw:text-style-name="P2" draw:layer="layout" svg:width="2.25cm" svg:height="0.557cm" svg:x="8.637cm" svg:y="5.492cm">
          <draw:image xlink:href="Pictures/1000020100000138000000D80BDA3376.png" xlink:type="simple" xlink:show="embed" xlink:actuate="onLoad">
            <text:p/>
          </draw:image>
        </draw:frame>
        <draw:frame draw:style-name="gr3" draw:text-style-name="P2" draw:layer="layout" svg:width="2.25cm" svg:height="0.556cm" svg:x="3.475cm" svg:y="3.627cm">
          <draw:image xlink:href="Pictures/1000020100000138000000D80BDA3376.png" xlink:type="simple" xlink:show="embed" xlink:actuate="onLoad">
            <text:p/>
          </draw:image>
        </draw:frame>
        <draw:frame draw:style-name="gr3" draw:text-style-name="P2" draw:layer="layout" svg:width="2.25cm" svg:height="0.556cm" svg:x="4.137cm" svg:y="7.445cm">
          <draw:image xlink:href="Pictures/1000020100000138000000D80BDA3376.png" xlink:type="simple" xlink:show="embed" xlink:actuate="onLoad">
            <text:p/>
          </draw:image>
        </draw:frame>
        <draw:frame draw:style-name="gr3" draw:text-style-name="P2" draw:layer="layout" svg:width="2.25cm" svg:height="0.557cm" svg:x="5.187cm" svg:y="5.492cm">
          <draw:image xlink:href="Pictures/1000020100000138000000D80BDA3376.png" xlink:type="simple" xlink:show="embed" xlink:actuate="onLoad">
            <text:p/>
          </draw:image>
        </draw:frame>
        <draw:line draw:style-name="gr4" draw:text-style-name="P2" draw:layer="layout" svg:x1="5.6cm" svg:y1="7.746cm" svg:x2="7.1cm" svg:y2="7.746cm">
          <text:p/>
        </draw:line>
        <draw:line draw:style-name="gr4" draw:text-style-name="P2" draw:layer="layout" svg:x1="3.05cm" svg:y1="7.746cm" svg:x2="5.113cm" svg:y2="7.746cm">
          <text:p/>
        </draw:line>
        <draw:line draw:style-name="gr4" draw:text-style-name="P2" draw:layer="layout" svg:x1="2.788cm" svg:y1="4.366cm" svg:x2="6.163cm" svg:y2="5.868cm">
          <text:p/>
        </draw:line>
        <draw:frame draw:style-name="gr5" draw:text-style-name="P2" draw:layer="layout" svg:width="2.998cm" svg:height="1.979cm" svg:x="6.539cm" svg:y="6.688cm">
          <draw:image xlink:href="Pictures/2000003F000019F8000016E1B25DA732.svm" xlink:type="simple" xlink:show="embed" xlink:actuate="onLoad">
            <text:p/>
          </draw:image>
        </draw:frame>
        <draw:line draw:style-name="gr4" draw:text-style-name="P2" draw:layer="layout" svg:x1="8.788cm" svg:y1="4.553cm" svg:x2="9.913cm" svg:y2="5.867cm">
          <text:p/>
        </draw:line>
        <draw:line draw:style-name="gr4" draw:text-style-name="P2" draw:layer="layout" svg:x1="15.538cm" svg:y1="5.868cm" svg:x2="16.851cm" svg:y2="5.868cm">
          <text:p/>
        </draw:line>
        <draw:line draw:style-name="gr4" draw:text-style-name="P2" draw:layer="layout" svg:x1="10.1cm" svg:y1="5.868cm" svg:x2="11.413cm" svg:y2="5.868cm">
          <text:p/>
        </draw:line>
        <draw:line draw:style-name="gr4" draw:text-style-name="P2" draw:layer="layout" svg:x1="13.475cm" svg:y1="5.868cm" svg:x2="15.163cm" svg:y2="5.868cm">
          <text:p/>
        </draw:line>
        <draw:frame draw:style-name="gr6" draw:text-style-name="P4" draw:layer="layout" svg:width="1.196cm" svg:height="0.81cm" svg:x="15.163cm" svg:y="5.129cm">
          <draw:text-box>
            <text:p text:style-name="P3"><text:span text:style-name="T2">p1</text:span></text:p>
          </draw:text-box>
        </draw:frame>
        <draw:frame draw:style-name="gr7" draw:text-style-name="P4" draw:layer="layout" svg:width="1.198cm" svg:height="0.81cm" svg:x="14.037cm" svg:y="5.129cm">
          <draw:text-box>
            <text:p text:style-name="P3"><text:span text:style-name="T2">p2</text:span></text:p>
          </draw:text-box>
        </draw:frame>
        <draw:frame draw:style-name="gr6" draw:text-style-name="P4" draw:layer="layout" svg:width="1.196cm" svg:height="0.81cm" svg:x="9.913cm" svg:y="5.129cm">
          <draw:text-box>
            <text:p text:style-name="P3"><text:span text:style-name="T2">p3</text:span></text:p>
          </draw:text-box>
        </draw:frame>
        <draw:frame draw:style-name="gr8" draw:text-style-name="P4" draw:layer="layout" svg:width="1.197cm" svg:height="0.809cm" svg:x="9.439cm" svg:y="5.794cm">
          <draw:text-box>
            <text:p text:style-name="P3"><text:span text:style-name="T2">p4</text:span></text:p>
          </draw:text-box>
        </draw:frame>
        <draw:frame draw:style-name="gr9" draw:text-style-name="P4" draw:layer="layout" svg:width="1.196cm" svg:height="0.809cm" svg:x="5.341cm" svg:y="7.036cm">
          <draw:text-box>
            <text:p text:style-name="P3"><text:span text:style-name="T2">p5</text:span></text:p>
          </draw:text-box>
        </draw:frame>
        <draw:frame draw:style-name="gr10" draw:text-style-name="P4" draw:layer="layout" svg:width="1.198cm" svg:height="0.809cm" svg:x="5.963cm" svg:y="5.83cm">
          <draw:text-box>
            <text:p text:style-name="P3"><text:span text:style-name="T2">p6</text:span></text:p>
          </draw:text-box>
        </draw:frame>
        <draw:frame draw:style-name="gr8" draw:text-style-name="P5" draw:layer="layout" svg:width="1.197cm" svg:height="0.809cm" svg:x="8.429cm" svg:y="4.979cm">
          <draw:text-box>
            <text:p><text:span text:style-name="T3">p7</text:span></text:p>
          </draw:text-box>
        </draw:frame>
        <draw:line draw:style-name="gr4" draw:text-style-name="P2" draw:layer="layout" svg:x1="4.85cm" svg:y1="3.99cm" svg:x2="7.1cm" svg:y2="3.99cm">
          <text:p/>
        </draw:line>
        <draw:frame draw:style-name="gr6" draw:text-style-name="P5" draw:layer="layout" svg:width="1.196cm" svg:height="0.81cm" svg:x="4.663cm" svg:y="3.051cm">
          <draw:text-box>
            <text:p><text:span text:style-name="T3">p8</text:span></text:p>
          </draw:text-box>
        </draw:frame>
        <draw:frame draw:style-name="gr8" draw:text-style-name="P5" draw:layer="layout" svg:width="1.197cm" svg:height="0.809cm" svg:x="5.765cm" svg:y="4.931cm">
          <draw:text-box draw:corner-radius="0.015cm">
            <text:p><text:span text:style-name="T3">p9</text:span></text:p>
          </draw:text-box>
        </draw:frame>
        <draw:frame draw:style-name="gr11" draw:text-style-name="P4" draw:layer="layout" svg:width="1.421cm" svg:height="0.809cm" svg:x="4.192cm" svg:y="7.036cm">
          <draw:text-box>
            <text:p text:style-name="P3"><text:span text:style-name="T2">p10</text:span></text:p>
          </draw:text-box>
        </draw:frame>
        <draw:frame draw:style-name="gr12" draw:text-style-name="P4" draw:layer="layout" svg:width="1.419cm" svg:height="0.809cm" svg:x="4.666cm" svg:y="5.374cm">
          <draw:text-box>
            <text:p text:style-name="P3"><text:span text:style-name="T2">p11</text:span></text:p>
          </draw:text-box>
        </draw:frame>
        <draw:custom-shape draw:style-name="gr13" draw:text-style-name="P2" draw:layer="layout" svg:width="4.126cm" svg:height="1.314cm" svg:x="13.1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1.896cm" svg:height="0.746cm" svg:x="14.24cm" svg:y="6.283cm">
          <draw:text-box>
            <text:p text:style-name="P6"><text:span text:style-name="T4">VLAN 1</text:span></text:p>
          </draw:text-box>
        </draw:frame>
        <draw:line draw:style-name="gr4" draw:text-style-name="P2" draw:layer="layout" svg:x1="7.458cm" svg:y1="4.505cm" svg:x2="6.333cm" svg:y2="5.819cm">
          <text:p/>
        </draw:line>
        <draw:line draw:style-name="gr4" draw:text-style-name="P2" draw:layer="layout" svg:x1="7.475cm" svg:y1="6.995cm" svg:x2="6.537cm" svg:y2="5.868cm">
          <text:p/>
        </draw:line>
        <draw:custom-shape draw:style-name="gr13" draw:text-style-name="P2" draw:layer="layout" svg:width="3.374cm" svg:height="1.314cm" svg:x="8.413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1.896cm" svg:height="0.747cm" svg:x="9.29cm" svg:y="6.284cm">
          <draw:text-box>
            <text:p text:style-name="P6"><text:span text:style-name="T4">VLAN 2</text:span></text:p>
          </draw:text-box>
        </draw:frame>
        <draw:frame draw:style-name="gr16" draw:text-style-name="P7" draw:layer="layout" svg:width="1.895cm" svg:height="0.747cm" svg:x="4.23cm" svg:y="8.163cm">
          <draw:text-box>
            <text:p text:style-name="P6"><text:span text:style-name="T4">VLAN 3</text:span></text:p>
          </draw:text-box>
        </draw:frame>
        <draw:custom-shape draw:style-name="gr13" draw:text-style-name="P2" draw:layer="layout" svg:width="3.75cm" svg:height="1.314cm" svg:x="3.537cm" svg:y="6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676cm" svg:height="1.314cm" svg:x="3.537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1.896cm" svg:height="0.747cm" svg:x="4.267cm" svg:y="6.348cm">
          <draw:text-box>
            <text:p text:style-name="P6"><text:span text:style-name="T4">VLAN 4</text:span></text:p>
          </draw:text-box>
        </draw:frame>
        <draw:custom-shape draw:style-name="gr17" draw:text-style-name="P2" draw:layer="layout" svg:width="4.476cm" svg:height="3.004cm" svg:x="5.437cm" svg:y="2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2.25cm" svg:height="1.877cm" svg:x="3.35cm" svg:y="2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16.5cm" svg:height="6.572cm" svg:x="1.1cm" svg:y="2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9" draw:layer="layout" svg:width="2.278cm" svg:height="0.873cm" svg:x="11.649cm" svg:y="6.709cm">
          <draw:text-box>
            <text:p text:style-name="P8"><text:span text:style-name="T5">Campus</text:span></text:p>
          </draw:text-box>
        </draw:frame>
        <draw:frame draw:style-name="gr20" draw:text-style-name="P9" draw:layer="layout" svg:width="1.769cm" svg:height="0.873cm" svg:x="9.081cm" svg:y="7.248cm">
          <draw:text-box>
            <text:p text:style-name="P8"><text:span text:style-name="T5">Parc</text:span></text:p>
          </draw:text-box>
        </draw:frame>
        <draw:frame draw:style-name="gr21" draw:text-style-name="P9" draw:layer="layout" svg:width="1.514cm" svg:height="0.872cm" svg:x="9.084cm" svg:y="3.495cm">
          <draw:text-box>
            <text:p text:style-name="P8"><text:span text:style-name="T5">DMZ</text:span></text:p>
          </draw:text-box>
        </draw:frame>
        <draw:frame draw:style-name="gr22" draw:text-style-name="P10" draw:layer="layout" svg:width="1.642cm" svg:height="0.81cm" svg:x="15.413cm" svg:y="5.78cm">
          <draw:text-box>
            <text:p text:style-name="P6"><text:span text:style-name="T6">tap0</text:span></text:p>
          </draw:text-box>
        </draw:frame>
        <draw:frame draw:style-name="gr1" draw:text-style-name="P10" draw:layer="layout" svg:width="1.865cm" svg:height="0.809cm" svg:x="13.414cm" svg:y="5.782cm">
          <draw:text-box>
            <text:p text:style-name="P6"><text:span text:style-name="T6">fa0/0</text:span></text:p>
          </draw:text-box>
        </draw:frame>
        <draw:frame draw:style-name="gr1" draw:text-style-name="P10" draw:layer="layout" svg:width="1.865cm" svg:height="0.809cm" svg:x="10.115cm" svg:y="5.783cm">
          <draw:text-box>
            <text:p text:style-name="P6"><text:span text:style-name="T6">fa0/1</text:span></text:p>
          </draw:text-box>
        </draw:frame>
        <draw:frame draw:style-name="gr1" draw:text-style-name="P10" draw:layer="layout" svg:width="1.865cm" svg:height="0.809cm" svg:x="8.798cm" svg:y="6.619cm">
          <draw:text-box>
            <text:p text:style-name="P6"><text:span text:style-name="T6">fa0/0</text:span></text:p>
          </draw:text-box>
        </draw:frame>
        <draw:frame draw:style-name="gr23" draw:text-style-name="P10" draw:layer="layout" svg:width="1.865cm" svg:height="0.81cm" svg:x="5.898cm" svg:y="7.25cm">
          <draw:text-box>
            <text:p text:style-name="P6"><text:span text:style-name="T6">fa0/1</text:span></text:p>
          </draw:text-box>
        </draw:frame>
        <draw:frame draw:style-name="gr24" draw:text-style-name="P10" draw:layer="layout" svg:width="1.863cm" svg:height="0.811cm" svg:x="7.124cm" svg:y="6.384cm">
          <draw:text-box>
            <text:p text:style-name="P6"><text:span text:style-name="T6">fa1/0</text:span></text:p>
          </draw:text-box>
        </draw:frame>
        <draw:frame draw:style-name="gr25" draw:text-style-name="P10" draw:layer="layout" svg:width="1.641cm" svg:height="0.81cm" svg:x="2.376cm" svg:y="6.431cm">
          <draw:text-box>
            <text:p text:style-name="P6"><text:span text:style-name="T6">eth0</text:span></text:p>
          </draw:text-box>
        </draw:frame>
        <draw:frame draw:style-name="gr22" draw:text-style-name="P10" draw:layer="layout" svg:width="1.642cm" svg:height="0.81cm" svg:x="2.377cm" svg:y="4.68cm">
          <draw:text-box>
            <text:p text:style-name="P6"><text:span text:style-name="T6">eth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3T18:42:17</meta:creation-date>
    <dc:date>2011-03-15T22:10:54</dc:date>
    <meta:editing-duration>PT5H6M51S</meta:editing-duration>
    <meta:editing-cycles>12</meta:editing-cycles>
    <meta:generator>LibreOffice/3.3$Unix LibreOffice_project/330m19$Build-8</meta:generator>
    <meta:document-statistic meta:object-count="58"/>
  </office:meta>
</office:document-meta>
</file>